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 style:master-page-name="Acknowledgments">
      <style:paragraph-properties fo:margin-left="0in" fo:margin-right="0in" fo:text-indent="0in" style:auto-text-indent="false" style:page-number="auto"/>
    </style:style>
    <style:style style:name="P3" style:family="paragraph" style:parent-style-name="Footer">
      <style:paragraph-properties>
        <style:tab-stops>
          <style:tab-stop style:position="7.5in" style:type="right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7.5in" style:type="right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ank you to Kathryn Summers, Nancy, Kaplan, Stuart Moulthrop, and the School of Information Arts &amp; Technology for the knowledge and opportunity to (finally!) complete this project.</text:p>
      <text:p text:style-name="P1">Thank you to M., K., J., A., G., C., L., P., and S. for sharing your code review experience.</text:p>
      <text:p text:style-name="P1">Thank you to Matt, Josh, and Luke for letting me build on your work.</text:p>
      <text:p text:style-name="P1">Eternal gratitude to Naida Rosenberger for love, patience, support, and everything el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7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" style:print-orientation="portrait" fo:margin-top="0.5in" fo:margin-bottom="0.5in" fo:margin-left="1.5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25in" style:dynamic-spacing="false"/>
      </style:header-style>
      <style:footer-style>
        <style:header-footer-properties fo:min-height="0.5in" fo:margin-left="0in" fo:margin-right="0in" fo:margin-top="0.25in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/>
    <style:master-page style:name="Acknowledgments" style:page-layout-name="Mpm2">
      <style:header>
        <text:p text:style-name="MP1">Acknowledgments<text:tab/><text:page-number text:select-page="current"/></text:p>
      </style:header>
      <style:footer>
        <text:p text:style-name="MP2">DRAFT <text:date style:data-style-name="N37" text:date-value="2010-11-28T09:40:05.99">11/28/10</text:date><text:tab/><text:user-defined text:name="Copyright">©2010 Randy Souza</text:user-defined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11-28T09:39:43</meta:creation-date>
    <meta:document-statistic meta:table-count="0" meta:image-count="0" meta:object-count="0" meta:page-count="1" meta:paragraph-count="6" meta:word-count="78" meta:character-count="478"/>
    <dc:date>2010-11-28T09:40:06</dc:date>
    <dc:creator>Randy Souza</dc:creator>
    <meta:editing-duration>PT00H00M24S</meta:editing-duration>
    <meta:editing-cycles>1</meta:editing-cycles>
    <meta:generator>OpenOffice.org/3.2$Linux OpenOffice.org_project/320m12$Build-9483</meta:generator>
  </office:meta>
</office:document-meta>
</file>